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Impress Guide</text:user-defined></text:p>
      <text:p text:style-name="P12"><text:line-break/>Preface</text:p>
      <text:p text:style-name="P34">Presentations in LibreOffice</text:p>
      <text:h text:style-name="P40"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11">All trademarks within this guide belong to their legitimate owners.</text:p>
      <text:h text:style-name="P42" text:outline-level="2"><text:bookmark-start text:name="__RefHeading___Toc9391_2258703818"/>Contributors<text:bookmark-end text:name="__RefHeading___Toc9391_2258703818"/></text:h>
      <text:p text:style-name="P10"><text:bookmark-start text:name="__RefHeading___Toc1847_1473846649"/>To this edition of the <text:user-defined style:data-style-name="N0" text:name="Guide Name">Impress Guide</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Jean Hollis Weber</text:p>
          </table:table-cell>
        </table:table-row>
      </table:table>
      <text:p text:style-name="P10"><text:bookmark-start text:name="__RefHeading___Toc28529_3211575895"/>To previous editions of the <text:user-defined style:data-style-name="N0" text:name="Guide Name">Impress Guide</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Jean Hollis Web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Note</text:p>
        </text:list-item>
      </text:list>
      <text:p text:style-name="P13">Everything you send to a mailing list, including your email address and any other personal information that is written in the message, is publicly archived and cannot be deleted.</text:p>
      <text:h text:style-name="P43" text:outline-level="2"><text:bookmark-start text:name="__RefHeading__5644_1566568644"/>Publication date and software version<text:bookmark-end text:name="__RefHeading__5644_1566568644"/></text:h>
      <text:p text:style-name="P10">Published <text:date style:data-style-name="N34" text:date-value="2021-01-10T09:04:46.425414704">January</text:date><text:s/><text:date style:data-style-name="N121" text:date-value="2021-01-10T09:04:46.425528489">2021</text:date>. Based on LibreOffice 6.4.</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5"><text:a xlink:type="simple" xlink:href="#__RefHeading__5636_1566568644" text:style-name="Index_20_Link" text:visited-style-name="Index_20_Link">Copyright<text:tab/>2</text:a></text:p>
          <text:p text:style-name="P22"><text:a xlink:type="simple" xlink:href="#__RefHeading___Toc9391_2258703818" text:style-name="Index_20_Link" text:visited-style-name="Index_20_Link">Contributor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5"><text:a xlink:type="simple" xlink:href="#__RefHeading___Toc31031_683246203" text:style-name="Index_20_Link" text:visited-style-name="Index_20_Link">Who is this user guide for?<text:tab/>4</text:a></text:p>
          <text:p text:style-name="P25"><text:a xlink:type="simple" xlink:href="#__RefHeading__6749_1241987491" text:style-name="Index_20_Link" text:visited-style-name="Index_20_Link">What’s in this user guide?<text:tab/>4</text:a></text:p>
          <text:p text:style-name="P25"><text:a xlink:type="simple" xlink:href="#__RefHeading___Toc7918_1452244488" text:style-name="Index_20_Link" text:visited-style-name="Index_20_Link">Minimum requirements for using LibreOffice<text:tab/>4</text:a></text:p>
          <text:p text:style-name="P25"><text:a xlink:type="simple" xlink:href="#__RefHeading__22023_697337876" text:style-name="Index_20_Link" text:visited-style-name="Index_20_Link">How to get LibreOffice<text:tab/>4</text:a></text:p>
          <text:p text:style-name="P25"><text:a xlink:type="simple" xlink:href="#__RefHeading__22025_697337876" text:style-name="Index_20_Link" text:visited-style-name="Index_20_Link">Installing LibreOffice<text:tab/>4</text:a></text:p>
          <text:p text:style-name="P25"><text:a xlink:type="simple" xlink:href="#__RefHeading___Toc6767_3904770687" text:style-name="Index_20_Link" text:visited-style-name="Index_20_Link">Setting up and customizing LibreOffice<text:tab/>4</text:a></text:p>
          <text:p text:style-name="P25"><text:a xlink:type="simple" xlink:href="#__RefHeading__3640_1802778174" text:style-name="Index_20_Link" text:visited-style-name="Index_20_Link">Extensions and add-ons<text:tab/>5</text:a></text:p>
          <text:p text:style-name="P25"><text:a xlink:type="simple" xlink:href="#__RefHeading__6751_1241987491" text:style-name="Index_20_Link" text:visited-style-name="Index_20_Link">Where to get more help<text:tab/>5</text:a></text:p>
          <text:p text:style-name="P22"><text:a xlink:type="simple" xlink:href="#__RefHeading__22027_697337876" text:style-name="Index_20_Link" text:visited-style-name="Index_20_Link">Help system<text:tab/>5</text:a></text:p>
          <text:p text:style-name="P22"><text:a xlink:type="simple" xlink:href="#__RefHeading__22029_697337876" text:style-name="Index_20_Link" text:visited-style-name="Index_20_Link">Other free online support<text:tab/>6</text:a></text:p>
          <text:p text:style-name="P22"><text:a xlink:type="simple" xlink:href="#__RefHeading___Toc7835_3166819843" text:style-name="Index_20_Link" text:visited-style-name="Index_20_Link">Paid support and training<text:tab/>6</text:a></text:p>
          <text:p text:style-name="P25"><text:a xlink:type="simple" xlink:href="#__RefHeading___Toc1107_1242887009" text:style-name="Index_20_Link" text:visited-style-name="Index_20_Link">What you see may be different<text:tab/>6</text:a></text:p>
          <text:p text:style-name="P22"><text:a xlink:type="simple" xlink:href="#__RefHeading__11257_2075352164" text:style-name="Index_20_Link" text:visited-style-name="Index_20_Link">Illustrations<text:tab/>6</text:a></text:p>
          <text:p text:style-name="P22"><text:a xlink:type="simple" xlink:href="#__RefHeading__7596_641027044" text:style-name="Index_20_Link" text:visited-style-name="Index_20_Link">Icons<text:tab/>7</text:a></text:p>
          <text:p text:style-name="P25"><text:a xlink:type="simple" xlink:href="#__RefHeading__11174_1241987491" text:style-name="Index_20_Link" text:visited-style-name="Index_20_Link">Using LibreOffice on macOS<text:tab/>7</text:a></text:p>
          <text:p text:style-name="P25"><text:a xlink:type="simple" xlink:href="#__RefHeading___Toc9393_2258703818" text:style-name="Index_20_Link" text:visited-style-name="Index_20_Link">Who wrote this user guide?<text:tab/>8</text:a></text:p>
          <text:p text:style-name="P25"><text:a xlink:type="simple" xlink:href="#__RefHeading__11261_2075352164" text:style-name="Index_20_Link" text:visited-style-name="Index_20_Link">Frequently asked questions<text:tab/>8</text:a></text:p>
          <text:p text:style-name="P25"><text:a xlink:type="simple" xlink:href="#__RefHeading___Toc7492_2174742657" text:style-name="Index_20_Link" text:visited-style-name="Index_20_Link">What is new in LibreOffice 7.0?<text:tab/>9</text:a></text:p>
        </text:index-body>
      </text:table-of-content>
      <text:p text:style-name="Page_20_Break"/>
      <text:h text:style-name="P41" text:outline-level="1"><text:bookmark-start text:name="__RefHeading___Toc31031_683246203"/>Who is this user guide for?<text:bookmark-end text:name="__RefHeading___Toc31031_683246203"/></text:h>
      <text:p text:style-name="P10">LibreOffice is a feature-rich, free, and open source office suite. It includes several powerful applications for word processing, spreadsheets, presentations, graphics, databases, and formula editing. Impress is the presentations application. It is compatible with a wide range of formats including Microsoft PowerPoint (.ppt, .pptx), and you can export your work in several formats, for example PDF, HTML, Adobe Flash, and numerous graphic formats.</text:p>
      <text:p text:style-name="P10">You may be new to presentation software, or you may be familiar with another office suite. This user guide will get anyone up to speed quickly with LibreOffice Impress.</text:p>
      <text:h text:style-name="P37" text:outline-level="1"><text:bookmark-start text:name="__RefHeading__6749_1241987491"/>What’s in this user guide?<text:bookmark-end text:name="__RefHeading__6749_1241987491"/></text:h>
      <text:p text:style-name="P10">This user guide introduces the main features of Impress, the presentations (slide show) component of LibreOffice. Using Impress, you can create slides that contain text, bulleted and numbered lists, tables, charts, clip art, and other objects. Also, Impress comes with prepackaged styles, slide backgrounds, and templates to help you create presentations. </text:p>
      <text:h text:style-name="P37" text:outline-level="1"><text:bookmark-start text:name="__RefHeading___Toc7918_1452244488"/>Minimum requirements for using LibreOffice<text:bookmark-end text:name="__RefHeading___Toc7918_1452244488"/></text:h>
      <text:p text:style-name="P19">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How to get LibreOffice<text:bookmark-end text:name="__RefHeading__22023_697337876"/></text:h>
      <text:p text:style-name="P7">Versions of LibreOffice for Windows, Linux, and macOS is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P7">Portable and other versions of LibreOffice are listed on the download page. Linux, Vanilla, and other versions may differ in a few features from the descriptions in this user guide.</text:p>
      <text:h text:style-name="P37" text:outline-level="1"><text:bookmark-start text:name="__RefHeading__22025_697337876"/>Installing LibreOffice<text:bookmark-end text:name="__RefHeading__22025_697337876"/></text:h>
      <text:p text:style-name="P7">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Setting up and customizing LibreOffice<text:bookmark-end text:name="__RefHeading___Toc6767_3904770687"/></text:h>
      <text:p text:style-name="P10">You can change the default settings (options) in LibreOffice to suit your preferences. To change settings, go to <text:span text:style-name="Strong_20_Emphasis">Tools &gt; Options</text:span> on the main menu bar (<text:span text:style-name="Strong_20_Emphasis">LibreOffice &gt; Preferences</text:span> on macOS). Settings are described in the Help and in Chapter 2 Setting up LibreOffice in the <text:span text:style-name="Emphasis">Getting Started Guide</text:span>.</text:p>
      <text:p text:style-name="P10">Some settings of particular interest to Impress users are covered in Chapter 11 Setting Up and Customizing Impress. In this chapter you will find information on how to customize menus, toolbars, and keyboard shortcuts in LibreOffice Impress, add new menus and toolbars, and assign macros to events.</text:p>
      <text:list xml:id="list221928067" text:style-name="Heading_20_Tip">
        <text:list-item>
          <text:p text:style-name="P50">Tip</text:p>
        </text:list-item>
      </text:list>
      <text:p text:style-name="P15">Many settings are intended for power users and programmers. If you do not understand what an option does, we recommend leaving it on the default setting unless instructions in this user guide recommend changing the setting.</text:p>
      <text:h text:style-name="P37" text:outline-level="1"><text:bookmark-start text:name="__RefHeading__3640_1802778174"/><text:soft-page-break/>Extensions and add-ons<text:bookmark-end text:name="__RefHeading__3640_1802778174"/></text:h>
      <text:p text:style-name="P10">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11 Setting Up and Customizing Impress for more information on installing extensions and add-ons.</text:p>
      <text:h text:style-name="P37" text:outline-level="1"><text:bookmark-start text:name="__RefHeading__6751_1241987491"/>Where to get more help<text:bookmark-end text:name="__RefHeading__6751_1241987491"/></text:h>
      <text:p text:style-name="P10">This user guide and other LibreOffice user guides, the built-in Help system, and user support systems assume that you are familiar with your computer and basic functions such as starting a program, opening and saving files.</text:p>
      <text:h text:style-name="P44" text:outline-level="2"><text:bookmark-start text:name="__RefHeading__22027_697337876"/>Help system<text:bookmark-end text:name="__RefHeading__22027_697337876"/></text:h>
      <text:p text:style-name="P7">LibreOffice comes with an extensive Help system. This is your first line of support. Windows and Linux users can choose to download and install the offline Help for use when not connected to the Internet; the offline Help is installed with the program on MacOS.</text:p>
      <text:p text:style-name="P7">To display the Help system, press <text:span text:style-name="Keystroke">F1</text:span> or select <text:span text:style-name="Strong_20_Emphasis">Help &gt; LibreOffice Help</text:span> from the Menu bar. If you do not have the offline help installed on your computer and you are connected to the Internet, your default browser will open the online Help pages on the LibreOffice website.</text:p>
      <text:p text:style-name="P8">The Help menu includes links to other LibreOffice information and support facilities.</text:p>
      <text:list xml:id="list90447066389945" text:continue-list="list230739086" text:style-name="Heading_20_Note">
        <text:list-item>
          <text:p text:style-name="P47">Note</text:p>
        </text:list-item>
      </text:list>
      <text:p text:style-name="P14">The options marked in this list by a <text:span text:style-name="SuperScript">‡</text:span> sign are only accessible if your computer is connected to the Internet.</text:p>
      <text:list xml:id="list229315687" text:style-name="L1">
        <text:list-item>
          <text:p text:style-name="P51"><text:span text:style-name="Strong_20_Emphasis">What's This?</text:span> – for quick tips when a toolbar is visible, place the mouse pointer over any of the icons to see a small box (tooltip) with a brief explanation of the icon function. In addition, you can choose whether to activate <text:span text:style-name="Strong_20_Emphasis">Extended Tips</text:span> using <text:span text:style-name="Strong_20_Emphasis">Tools &gt; Options &gt; LibreOffice &gt; General</text:span>.</text:p>
        </text:list-item>
        <text:list-item>
          <text:p text:style-name="P51"><text:span text:style-name="Strong_20_Emphasis">User Guides</text:span> – <text:span text:style-name="SuperScript">‡</text:span>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User Guides (to download as free PDFs or buy as printed copies) and other useful information.</text:p>
        </text:list-item>
        <text:list-item>
          <text:p text:style-name="P51"><text:span text:style-name="Strong_20_Emphasis">Show Tip-of-the-Day</text:span> – opens a small window with a random tip on how to use LibreOffice.</text:p>
        </text:list-item>
        <text:list-item>
          <text:p text:style-name="P5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1"><text:span text:style-name="Strong_20_Emphasis">Send Feedback</text:span> – <text:span text:style-name="SuperScript">‡</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51"><text:span text:style-name="Strong_20_Emphasis">Restart in Safe Mode</text:span> – opens a dialog window where you will have the option to restart LibreOffice and reset the software to its default settings.</text:p>
        </text:list-item>
        <text:list-item>
          <text:p text:style-name="P51"><text:span text:style-name="Strong_20_Emphasis">Get Involved</text:span> – <text:span text:style-name="SuperScript">‡</text:span>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51"><text:span text:style-name="Strong_20_Emphasis">Donate to LibreOffice</text:span> – <text:span text:style-name="SuperScript">‡</text:span>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52"><text:soft-page-break/><text:span text:style-name="Strong_20_Emphasis">License Information</text:span> – outlines the licenses under which LibreOffice is made available.</text:p>
        </text:list-item>
        <text:list-item>
          <text:p text:style-name="P56"><text:span text:style-name="Strong_20_Emphasis">Check for Updates</text:span> <text:span text:style-name="SuperScript">‡</text:span> Opens a dialog and checks the LibreOffice website for updates to your version of the software.</text:p>
        </text:list-item>
        <text:list-item>
          <text:p text:style-name="P55"><text:span text:style-name="Strong_20_Emphasis">About LibreOffice</text:span> Opens a dialog and displays information about the version of LibreOffice and the operating system you are using. This information will often be requested if you ask the community for help or assistance with the software (on macOS, this option is found under <text:span text:style-name="Strong_20_Emphasis">LibreOffice</text:span> on the main menu bar}.</text:p>
        </text:list-item>
      </text:list>
      <text:h text:style-name="P44" text:outline-level="2"><text:bookmark-start text:name="__RefHeading__22029_697337876"/>Other free online support<text:bookmark-end text:name="__RefHeading__22029_697337876"/></text:h>
      <text:p text:style-name="P7">The LibreOffice community not only develops software, but provides free, volunteer-based support. See Table <text:sequence-ref text:reference-format="value" text:ref-name="refTable0">1</text:sequence-ref><text:s/>and this web page: <text:a xlink:type="simple" xlink:href="https://www.libreoffice.org/get-help/" text:style-name="Internet_20_link" text:visited-style-name="Visited_20_Internet_20_Link">https://www.libreoffice.org/get-help/</text:a> </text:p>
      <text:p text:style-name="P7">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websites run by users also offer free tips and tutorials.</text:p>
      <text:p text:style-name="P21">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Free LibreOffice support</text:p>
            </table:table-cell>
            <table:covered-table-cell/>
          </table:table-row>
        </table:table-header-rows>
        <table:table-row table:style-name="Table2.1">
          <table:table-cell table:style-name="Table2.A2" office:value-type="string">
            <text:p text:style-name="P27">FAQs</text:p>
          </table:table-cell>
          <table:table-cell table:style-name="Table2.A2" office:value-type="string">
            <text:p text:style-name="P27">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2.1">
          <table:table-cell table:style-name="Table2.A3" office:value-type="string">
            <text:p text:style-name="P27">Mailing lists</text:p>
          </table:table-cell>
          <table:table-cell table:style-name="Table2.A3" office:value-type="string">
            <text:p text:style-name="P27">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2.1">
          <table:table-cell table:style-name="Table2.A3" office:value-type="string">
            <text:p text:style-name="P28">Questions &amp; Answers and <text:line-break/>Knowledge Base</text:p>
          </table:table-cell>
          <table:table-cell table:style-name="Table2.A3" office:value-type="string">
            <text:p text:style-name="P28">Free community assistance is provided in a Question &amp; Answer formatted web service. Search similar topics or open a new one in </text:p>
            <text:p text:style-name="P28"><text:a xlink:type="simple" xlink:href="https://ask.libreoffice.org/en/questions" text:style-name="Internet_20_link" text:visited-style-name="Visited_20_Internet_20_Link">https://ask.libreoffice.org/en/questions</text:a></text:p>
            <text:p text:style-name="P28">The service is available in several other languages; just replace /en/ with de, es, fr, ja, ko, nl, pt, tr, and many others in the web address above.</text:p>
          </table:table-cell>
        </table:table-row>
        <table:table-row table:style-name="Table2.1">
          <table:table-cell table:style-name="Table2.A5" office:value-type="string">
            <text:p text:style-name="P27">Native language support</text:p>
          </table:table-cell>
          <table:table-cell table:style-name="Table2.A5" office:value-type="string">
            <text:p text:style-name="P27">The LibreOffice website in various languages<text:line-break/><text:a xlink:type="simple" xlink:href="https://www.libreoffice.org/community/nlc/" text:style-name="Internet_20_link" text:visited-style-name="Visited_20_Internet_20_Link">https://www.libreoffice.org/community/nlc/</text:a></text:p>
            <text:p text:style-name="P27">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7">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Accessibility options</text:p>
          </table:table-cell>
          <table:table-cell table:style-name="Table2.A3" office:value-type="string">
            <text:p text:style-name="P27">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2.1">
          <table:table-cell table:style-name="Table2.A3" office:value-type="string">
            <text:p text:style-name="P29">OpenOffice Forum</text:p>
          </table:table-cell>
          <table:table-cell table:style-name="Table2.A3" office:value-type="string">
            <text:p text:style-name="P30">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aid support and training<text:bookmark-end text:name="__RefHeading___Toc7835_3166819843"/></text:h>
      <text:p text:style-name="P9"><text:bookmark-start text:name="__RefHeading__11255_20753521641"/>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bookmark-end text:name="__RefHeading__11255_20753521641"/></text:p>
      <text:h text:style-name="P37" text:outline-level="1"><text:bookmark-start text:name="__RefHeading___Toc1107_1242887009"/>What you see may be different<text:bookmark-end text:name="__RefHeading___Toc1107_1242887009"/></text:h>
      <text:h text:style-name="P44" text:outline-level="2"><text:bookmark-start text:name="__RefHeading__11257_2075352164"/>Illustrations<text:bookmark-end text:name="__RefHeading__11257_2075352164"/></text:h>
      <text:p text:style-name="P10">LibreOffice runs on Windows, Linux, and macOS operating systems, each of which has several versions and can be customized by users (fonts, colors, themes, window managers). The <text:soft-page-break/>illustrations in this guide were taken from a variety of computers and operating systems. Therefore, some illustrations will not look exactly like what you see on your computer display.</text:p>
      <text:p text:style-name="P10">Also, some of the dialogs may differ because of the settings selected in LibreOffice. You can either use dialogs from your computer system (default) or dialogs provided by LibreOffice. To change to using LibreOffice dialogs:</text:p>
      <text:list xml:id="list3608094003" text:style-name="Numbering_20_1">
        <text:list-item>
          <text:p text:style-name="P53">On Linux and Windows operating systems, go to <text:span text:style-name="Strong_20_Emphasis">Tools &gt; Options &gt; LibreOffice &gt; General</text:span> on the main menu bar to open the dialog for general options.</text:p>
        </text:list-item>
        <text:list-item>
          <text:p text:style-name="P53">On a Mac operating system, go to <text:span text:style-name="Strong_20_Emphasis">LibreOffice &gt; Preferences &gt; General</text:span> on the main menu bar to open the dialog for general options.</text:p>
        </text:list-item>
        <text:list-item>
          <text:p text:style-name="P53">Select <text:span text:style-name="Emphasis">Use LibreOffice</text:span> dialogs in <text:span text:style-name="Emphasis">Open/Save dialogs</text:span> to display the LibreOffice dialogs on your computer display.</text:p>
        </text:list-item>
        <text:list-item>
          <text:p text:style-name="P53">Click <text:span text:style-name="Strong_20_Emphasis">OK</text:span> to save your settings and close the dialog.</text:p>
        </text:list-item>
      </text:list>
      <text:h text:style-name="P44" text:outline-level="2"><text:bookmark-start text:name="__RefHeading__7596_641027044"/>Icons<text:bookmark-end text:name="__RefHeading__7596_641027044"/></text:h>
      <text:p text:style-name="P20">The LibreOffice community has created icons for several icon sets, including Breeze, Colibre, Elementary, Sifr, and Tango. Each user can select <text:bookmark text:name="result_box10"/>a preferred set. The icons used to illustrate some of the many tools available in LibreOffice may differ from the ones used in this guide. The icons in this user guide have been taken from a LibreOffice installation that has been set to display the Colibre (SVG) set of icons.</text:p>
      <text:p text:style-name="P10">To change the icon set used in your LibreOffice installation is as follows:</text:p>
      <text:list xml:id="list90447664663628" text:continue-list="list3608094003" text:style-name="Numbering_20_1">
        <text:list-item text:start-value="1">
          <text:p text:style-name="P53">On Linux and Windows operating systems, go to <text:span text:style-name="Strong_20_Emphasis">Tools &gt; Options &gt; LibreOffice &gt; View</text:span> on the main menu bar to open the dialog for view options.</text:p>
        </text:list-item>
        <text:list-item>
          <text:p text:style-name="P54">On a Mac operating system, go to <text:span text:style-name="Strong_20_Emphasis">LibreOffice &gt; Preferences &gt; LibreOffice &gt; View</text:span> on the main menu bar to open the dialog for view options.</text:p>
        </text:list-item>
        <text:list-item>
          <text:p text:style-name="P54">In <text:span text:style-name="Strong_20_Emphasis">User interface &gt; Icon size</text:span> and style select <text:span text:style-name="Emphasis">Colibre (SVG)</text:span> from the options available in the drop down list.</text:p>
        </text:list-item>
        <text:list-item>
          <text:p text:style-name="P53">Click <text:span text:style-name="Strong_20_Emphasis">OK</text:span> to save your settings and close the dialog.</text:p>
        </text:list-item>
      </text:list>
      <text:list xml:id="list90447885046080" text:continue-list="list90447066389945" text:style-name="Heading_20_Note">
        <text:list-item>
          <text:p text:style-name="P49">Notes</text:p>
        </text:list-item>
      </text:list>
      <text:p text:style-name="P35">Some Linux operating systems, for example Ubuntu, include LibreOffice as part of the installation and may not include the Tango icon set. You should be able to download the Tango icons from the software repository for your Linux operating system.</text:p>
      <text:h text:style-name="P37" text:outline-level="1"><text:bookmark-start text:name="__RefHeading__11174_1241987491"/>Using LibreOffice on macOS<text:bookmark-end text:name="__RefHeading__11174_1241987491"/></text:h>
      <text:p text:style-name="P10">Some keystrokes and menu items are different on macOS from those used in Windows and Linux. The table below gives some common substitutions for the instructions in this user guide. For a more detailed list, see the application Help.</text:p>
      <text:p text:style-name="Caption">Table <text:sequence text:ref-name="refTable1" text:name="Table" text:formula="ooow:Table+1" style:num-format="1">2</text:sequence>: Using LibreOffice on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Windows or Linux</text:p>
            </table:table-cell>
            <table:table-cell table:style-name="Table3.A1" office:value-type="string">
              <text:p text:style-name="P26">macOS equivalent</text:p>
            </table:table-cell>
            <table:table-cell table:style-name="Table3.A1" office:value-type="string">
              <text:p text:style-name="P26">Effect</text:p>
            </table:table-cell>
          </table:table-row>
        </table:table-header-rows>
        <table:table-row table:style-name="Table3.1">
          <table:table-cell table:style-name="Table3.A2" office:value-type="string">
            <text:p text:style-name="P27"><text:span text:style-name="Strong_20_Emphasis">Tools &gt; Options</text:span> <text:line-break/>menu selection</text:p>
          </table:table-cell>
          <table:table-cell table:style-name="Table3.A2" office:value-type="string">
            <text:p text:style-name="P27"><text:span text:style-name="Strong_20_Emphasis">LibreOffice &gt; Preferences</text:span></text:p>
          </table:table-cell>
          <table:table-cell table:style-name="Table3.A2" office:value-type="string">
            <text:p text:style-name="P27">Access setup options</text:p>
          </table:table-cell>
        </table:table-row>
        <table:table-row table:style-name="Table3.1">
          <table:table-cell table:style-name="Table3.A2" office:value-type="string">
            <text:p text:style-name="P27">Right-click</text:p>
          </table:table-cell>
          <table:table-cell table:style-name="Table3.A2" office:value-type="string">
            <text:p text:style-name="P27">Control+click and/or right-click depending on computer setup</text:p>
          </table:table-cell>
          <table:table-cell table:style-name="Table3.A2" office:value-type="string">
            <text:p text:style-name="P27">Opens a context menu</text:p>
          </table:table-cell>
        </table:table-row>
        <table:table-row table:style-name="Table3.1">
          <table:table-cell table:style-name="Table3.A2" office:value-type="string">
            <text:p text:style-name="P27"><text:span text:style-name="Keystroke">Ctrl</text:span> (Control)</text:p>
          </table:table-cell>
          <table:table-cell table:style-name="Table3.A2" office:value-type="string">
            <text:p text:style-name="P27"><text:span text:style-name="Keystroke">⌘</text:span> (Command)</text:p>
          </table:table-cell>
          <table:table-cell table:style-name="Table3.A2" office:value-type="string">
            <text:p text:style-name="P27">Used with other keys</text:p>
          </table:table-cell>
        </table:table-row>
        <text:soft-page-break/>
        <table:table-row table:style-name="Table3.1">
          <table:table-cell table:style-name="Table3.A2" office:value-type="string">
            <text:p text:style-name="P27"><text:span text:style-name="Keystroke">F11</text:span></text:p>
          </table:table-cell>
          <table:table-cell table:style-name="Table3.A2" office:value-type="string">
            <text:p text:style-name="P27"><text:span text:style-name="Keystroke">⌘+T</text:span></text:p>
          </table:table-cell>
          <table:table-cell table:style-name="Table3.A2" office:value-type="string">
            <text:p text:style-name="P27">Open the sidebar Styles deck</text:p>
          </table:table-cell>
        </table:table-row>
      </table:table>
      <text:h text:style-name="P39" text:outline-level="1"><text:bookmark-start text:name="__RefHeading___Toc9393_2258703818"/>Who wrote this user guide?<text:bookmark-end text:name="__RefHeading___Toc9393_2258703818"/></text:h>
      <text:p text:style-name="P10">This user guide was written by volunteers from the LibreOffice community. Profits from sales of the printed edition will be used to benefit the community.</text:p>
      <text:h text:style-name="P37" text:outline-level="1"><text:bookmark-start text:name="__RefHeading__11261_2075352164"/>Frequently asked questions<text:bookmark-end text:name="__RefHeading__11261_2075352164"/></text:h>
      <text:p text:style-name="P18">How is LibreOffice licensed?</text:p>
      <text:p text:style-name="P24">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4">It is based on code from Apache OpenOffice made available under the Apache License 2.0 but also includes software that differs from version to version under a variety of other Open Source licenses. New code is available under LGPL 3.0 and MPL 2.0.</text:p>
      <text:p text:style-name="P18">May I distribute LibreOffice to anyone?</text:p>
      <text:p text:style-name="P23">Yes</text:p>
      <text:p text:style-name="P18">May I sell it?</text:p>
      <text:p text:style-name="P23">Yes</text:p>
      <text:p text:style-name="P18">May I use it in my business?</text:p>
      <text:p text:style-name="P24">Yes.</text:p>
      <text:p text:style-name="P18">How many computers may I install it on?</text:p>
      <text:p text:style-name="P24">As many as you like.</text:p>
      <text:p text:style-name="P18">Is LibreOffice available in my language?</text:p>
      <text:p text:style-name="P24">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s://www.libreoffice.org/" text:style-name="Internet_20_link" text:visited-style-name="Visited_20_Internet_20_Link"><text:span text:style-name="Internet_20_link">www.libreoffice.org</text:span></text:a>.</text:p>
      <text:p text:style-name="P18">How can you make it for free?</text:p>
      <text:p text:style-name="P24">LibreOffice is developed and maintained by volunteers and has the backing of several organizations.</text:p>
      <text:p text:style-name="P18">I am writing a software application. May I use programming code from LibreOffice in my program?</text:p>
      <text:p text:style-name="P24">You may, within the parameters set in the MPL and/or LGPL. Read the licenses: <text:a xlink:type="simple" xlink:href="https://www.mozilla.org/MPL/2.0/" text:style-name="Internet_20_link" text:visited-style-name="Visited_20_Internet_20_Link">https://www.mozilla.org/MPL/2.0/</text:a>.</text:p>
      <text:p text:style-name="P18">Why do I need Java to run LibreOffice? Is it written in Java?</text:p>
      <text:p text:style-name="P24">LibreOffice is not written in Java; it is written in the C++ language. Java is one of several languages that can be used to extend the software. The Java JDK/JRE is only required for some features. The most notable one is the HSQLDB relational database engine.</text:p>
      <text:p text:style-name="P24">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Note</text:p>
        </text:list-item>
      </text:list>
      <text:p text:style-name="P16">If you want to use LibreOffice features that require Java, it is important that the correct 32-bit or 64-bit edition matches the installed version of LibreOffice. See Chapter 2 Advanced Options of the <text:span text:style-name="Emphasis">Getting Started Guide</text:span>. If you do not want to use Java, you can still use nearly all of the LibreOffice features.</text:p>
      <text:p text:style-name="P18">How can I contribute to LibreOffice?</text:p>
      <text:p text:style-name="P24">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18">May I distribute the PDF of this user guide, or print and sell copies?</text:p>
      <text:p text:style-name="P24">Yes, as long as you meet the requirements of one of the licenses in the copyright statement at the beginning of this user guide. You do not have to request special permission. We request that you share with the project some of the profits you make from sales of user guides, in consideration of all the work we have put into producing them.</text:p>
      <text:p text:style-name="P24">Donate to LibreOffice: <text:a xlink:type="simple" xlink:href="https://www.libreoffice.org/donate/" text:style-name="Internet_20_link" text:visited-style-name="Visited_20_Internet_20_Link">https://www.libreoffice.org/donate/</text:a></text:p>
      <text:h text:style-name="P39" text:outline-level="1"><text:bookmark-start text:name="__RefHeading___Toc7492_2174742657"/>What is new in LibreOffice 7.0?<text:bookmark-end text:name="__RefHeading___Toc7492_2174742657"/></text:h>
      <text:p text:style-name="P10">The LibreOffice 7.0 Release Notes are available at this link <text:a xlink:type="simple" xlink:href="https://wiki.documentfoundation.org/ReleaseNotes/7.0" text:style-name="Internet_20_link" text:visited-style-name="Visited_20_Internet_20_Link"><text:span text:style-name="Internet_20_link">https://wiki.documentfoundation.org/ReleaseNotes/7.0</text:span></text:a>.</text:p>
      <text:p text:style-name="P10">At this link you will also find the release notes for earlier versions of LibreOffice which will give you more information on the features that are included in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is new in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reface</text:title></text:span></text:p>
      </style:footer-left>
      <style:footer-first>
        <text:p text:style-name="Footer"><text:span text:style-name="MT2"><text:page-number text:select-page="current">4</text:page-number></text:span><text:span text:style-name="MT2"><text:s/>| </text:span><text:span text:style-name="MT2"><text:title>Preface</text:title></text:span></text:p>
      </style:footer-first>
    </style:master-page>
    <style:master-page style:name="First_20_Page" style:display-name="First Page" style:page-layout-name="Mpm2" style:next-style-name="Standard"/>
    <style:master-page style:name="LOFrontMatter" style:page-layout-name="Mpm3">
      <style:footer>
        <text:p text:style-name="MP2"><text:title>Preface</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Preface</text:title></text:p>
      </style:footer-left>
      <style:footer-first>
        <text:p text:style-name="MP3"><text:span text:style-name="MT5">Documentation for LibreOffice is available </text:span><text:span text:style-name="MT6">at </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reface</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